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7cff2" officeooo:paragraph-rsid="0017cff2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86ab1" officeooo:paragraph-rsid="00186ab1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9f879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lf-Assessment</text:p>
      <text:p text:style-name="P1"><text:span text:style-name="T1"/></text:p>
      <text:p text:style-name="P2"><text:span text:style-name="T1">Q1. The base case will be returned 3 times.</text:span></text:p>
      <text:p text:style-name="P2"><text:span text:style-name="T1"/></text:p>
      <text:p text:style-name="P2"><text:span text:style-name="T1">Q2. </text:span><text:span text:style-name="T2">The result of mystery(648) is, 9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0T08:42:17.114033140</meta:creation-date>
    <dc:date>2020-06-10T09:47:24.322305790</dc:date>
    <meta:editing-duration>PT24M15S</meta:editing-duration>
    <meta:editing-cycles>1</meta:editing-cycles>
    <meta:document-statistic meta:table-count="0" meta:image-count="0" meta:object-count="0" meta:page-count="1" meta:paragraph-count="3" meta:word-count="17" meta:character-count="95" meta:non-whitespace-character-count="81"/>
    <meta:generator>LibreOffice/6.0.7.3$Linux_X86_64 LibreOffice_project/00m0$Build-3</meta:generator>
  </office:meta>
</office:document-meta>
</file>